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text-underline-style="none" fo:font-weight="normal" style:font-style-asian="normal" style:font-weight-asian="normal" style:font-style-complex="normal" style:font-weight-complex="normal"/>
    </style:style>
    <style:style style:name="P2"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3"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4" style:family="paragraph" style:parent-style-name="Standard">
      <style:text-properties fo:font-style="italic" style:text-underline-style="none" fo:font-weight="normal" style:font-style-asian="italic" style:font-weight-asian="normal" style:font-style-complex="italic" style:font-weight-complex="normal"/>
    </style:style>
    <style:style style:name="P5" style:family="paragraph" style:parent-style-name="Standard">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7"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INTRODUCTION :</text:p>
      <text:p text:style-name="P1">Je vais vous parler de synthétisation d'image numérique.</text:p>
      <text:p text:style-name="P1"/>
      <text:p text:style-name="P1">Le rendu graphique est le procedé qui converti une scène à 3 dimensions en image numérique à 2 dimensions.</text:p>
      <text:p text:style-name="P1"/>
      <text:p text:style-name="P2">0.1) Objet numérique.</text:p>
      <text:p text:style-name="P1">Une scène est representé par un ensemble d'objet numérique.</text:p>
      <text:p text:style-name="P1">Un objet numérique contient une liste de vecteurs. Chaque vecteur contient les informations d'un point de l'objet: une position (x, y, z), une couleur (r, g, b, a), un indice optique... ou tout autres paramètres utiles au rendu. Ils sont groupés par 3 de sortes à former un maillage triangulaire representant ainsi la surface de l'objet.</text:p>
      <text:p text:style-name="P1"/>
      <text:p text:style-name="P1">Il y a différentes méthode de rendu graphique, pour transformer de telles objets en image.</text:p>
      <text:p text:style-name="P1"/>
      <text:p text:style-name="P1">Je ne vais citer que les deux plus utilisés : le lancer de rayons, et la rastérisation.</text:p>
      <text:p text:style-name="P1"/>
      <text:p text:style-name="P3">I) Lancer de rayons :</text:p>
      <text:p text:style-name="P1">Le lancer de rayon est comparable au fonctionnement d'un appareil photo qui photographierais une scène virtuelle. Pour chaque pixel (assimiable à un capteur CCD), un rayon est envoyé, et on calcule les intersections entre le rayon et les objets de la scène. Si une intersection est trouvé, le rayon est refracté et reflechi. On repète l'opération avec un seuil de reflections maximals.</text:p>
      <text:p text:style-name="P1">Cette méthode permet d'obtenir une image réaliste quant aux lois de la lumière, mais elle est très lente.</text:p>
      <text:p text:style-name="P1"/>
      <text:p text:style-name="P1">Par exemple, une seule image de Toys Story 3 prendrait 16 heures à être synthétiser sur un seul ordinateur, sans parralélisation.</text:p>
      <text:p text:style-name="P1"/>
      <text:p text:style-name="P3">II) Rasterisation</text:p>
      <text:p text:style-name="P1">La rastérisation est une autre approche, et est très largement utilisé pour faire des rendus graphiques en temps réel. Par « temps réel », j'entends que les images soient calculés et affichés suffisement rapidement pour tromper la perception de l'oeil humain et créer une impression de continuité.</text:p>
      <text:p text:style-name="P1"/>
      <text:p text:style-name="P2">I.1) Modèle vers scène</text:p>
      <text:p text:style-name="P1">La première étape consiste à faire un changement de base sur tous les vecteurs : ils passent de leur referentiel propre au referentiel de la scène. Cette étape est parrallélisable, chaque vecteur subit une transformations via une application matriciel qu i combine rotations, translations et mises à l'échelle</text:p>
      <text:p text:style-name="P1"/>
      <text:p text:style-name="P2">I.2) Scène vers Caméra</text:p>
      <text:p text:style-name="P1">La 2ème étape consiste ensuite à faire un autre changement de base : les vecteurs passent du repère de la scène à celui de la caméra. Il faut imaginer que la caméra est fixe, et que c'est la scène entière qui se deplace autour d'elle.</text:p>
      <text:p text:style-name="P1"/>
      <text:p text:style-name="P2">I.3) Caméra vers image</text:p>
      <text:p text:style-name="P1">La derniere étape : les triangles sont projetés sur l'écran de la caméra, et les triangles dessinés sur l'image final</text:p>
      <text:p text:style-name="P1"/>
      <text:p text:style-name="P2">I.4) Complexité temporelle :</text:p>
      <text:p text:style-name="P1">Ce procédé, du moins pour les 2 premières étapes, s'offre bien à la parallélisation.</text:p>
      <text:p text:style-name="P1">Donc, qu'est ce que la parallélisation ?</text:p>
      <text:p text:style-name="P1">Sur les ordinateurs standarts on retrouve le même modèle : le processeur centrale (CPU) fait office de client, et la carte graphique de serveur.</text:p>
      <text:p text:style-name="P1"><text:soft-page-break/><text:span text:style-name="T1"/></text:p>
      <text:p text:style-name="P1"><text:span text:style-name="T1">III) Eclairage</text:span></text:p>
      <text:p text:style-name="P1">Pour le lancer de rayons, le problème du calcul de la lumière était intrinsequement traité. Mais pour la rastérisation, c'est plus compliqué. A la sortir de l'algorithme, on connait la position des triangles sur l'image finale, mais on a à priori aucunes informations sur leur éclairage.</text:p>
      <text:p text:style-name="P2"/>
      <text:p text:style-name="P2">III,1) Ombrage de Phong :</text:p>
      <text:p text:style-name="P2"/>
      <text:p text:style-name="P3"/>
      <text:p text:style-name="P3"/>
      <text:p text:style-name="P3">IV) Heightmaps (champs de hauteur)</text:p>
      <text:p text:style-name="P2">III.1) Definition</text:p>
      <text:p text:style-name="P1">Les heightmaps (ou « champ de hauteur ») sont des champs scalaires à 2 coordonnées : a une position « (x, z) » , elle associe une hauteur « y ». On peut les representer sous forme d'image où on considère le pixel comme un vecteur de R3 (r, g b), le pixel de coordonnées (x, z) contient la hauteur norme(r, g, b).</text:p>
      <text:p text:style-name="P1"/>
      <text:p text:style-name="P2">III. 2) Calculs des normals</text:p>
      <text:p text:style-name="P1">On peut leur appliquer le modèle de Phong, il suffit de calculer les normals en tout point. En interpretant le problème sous forme de calcul différentiel, on étudie les plans tangeants, et on obtient ainsi l'expression de la normal.</text:p>
      <text:p text:style-name="P1"/>
      <text:p text:style-name="P4">(A noter, le déplacement élémentaire «dx » de la formule peut être remplacé par un pas « petit » si le champ de hauteur est continue, ou par l'unité dans le cas d'un champ discret.)</text:p>
      <text:p text:style-name="P2"/>
      <text:p text:style-name="P2">III.3) Usage mémoire pour 1 heightmap</text:p>
      <text:p text:style-name="P1">On pose n le nombre de point sur un coté du terrain.</text:p>
      <text:p text:style-name="P1">Approches naïve sous forme d'objet numérique.</text:p>
      <text:p text:style-name="P1"/>
      <text:p text:style-name="P2">III.4) Optimisation :</text:p>
      <text:p text:style-name="P1">Il faut avoir au moins tous les vecteurs en mémoire 1 fois. Complexité &gt; S * N(n²)</text:p>
      <text:p text:style-name="P2"/>
      <text:p text:style-name="P2">a) utilisation d'indicage</text:p>
      <text:p text:style-name="P1">Les vecteurs sont lourds, on évite les redondances en les indiçant.</text:p>
      <text:p text:style-name="P2"/>
      <text:p text:style-name="P2">b) Decomposition en multiple heightmap :</text:p>
      <text:p text:style-name="P1">Idée : (x, z, ) déjà connu (terrain normalisé), et ny = -1,0f</text:p>
      <text:p text:style-name="P1"><text:tab/>• 7 =&gt; 4 flottants, 28 =&gt; 16 octets par vecteur</text:p>
      <text:p text:style-name="P1"><text:tab/>• un seul tableau d'indice plus petit (16x16)</text:p>
      <text:p text:style-name="P1">Matrice de translation (indice (X, Y) du terrain sur la carte) + matrice de mis à l'échelle</text:p>
      <text:p text:style-name="P2"/>
      <text:p text:style-name="P2">c) Bilan :</text:p>
      <text:p text:style-name="P1">Courbe des différentes complexités spatiales + tableau (octet / triangles)</text:p>
      <text:p text:style-name="P1">La dernière méthode s'approche d'une méthode optimal : la complexité est en O(n²) avec un facteur d'amortissement de 16 (taille des vecteurs)</text:p>
      <text:p text:style-name="P2"/>
      <text:p text:style-name="P2">III.5) Optimisation temporelle pour le rendu graphique.</text:p>
      <text:p text:style-name="P1">De plus, la subdivision en multiple sous-terrain faite précèdemment va également permettre d'avoir de meilleur performance temporelle.</text:p>
      <text:p text:style-name="P1"/>
      <text:p text:style-name="P1">Les sous-terrains sont stockés non pas dans une liste, mais dans une table de hashage. Si N est le nombre de sous-terrain, l'accès a une élément est en O(1) contre un O(N) pour les listes.</text:p>
      <text:p text:style-name="P1"><text:soft-page-break/>Une table de hashage dans sa version la plus simple, est un tableau alloué en mémoire de taille fixe. On associe (ou on hash) un objet nommé « la clef », à un indice mémoire du tableau. La valeur situé à l'adresse mémoire correspondante détient la valeur souhaité (ici un sous-terrain)</text:p>
      <text:p text:style-name="P1"/>
      <text:p text:style-name="P1">On a donc aucune pertes du point de vue « accessibilité » et « insertion » des données. </text:p>
      <text:p text:style-name="P1"/>
      <text:p text:style-name="P1">De plus, la séparation en multiple sous-terrain permet de faire du « culling ». Avant d'injecter les terrains dans la rastérisation, le programme fait un calcul préalable qui determine les sous-terrains qui sont dans le champ de vision</text:p>
      <text:p text:style-name="P1"/>
      <text:p text:style-name="P1">Multithreading : parralélisation. Un cœur du processeur ne s'occupe que du rendu graphique, les autres de la génération des terrains, calculs des normals...</text:p>
      <text:p text:style-name="P1"/>
      <text:p text:style-name="P3">V) Contact professionnel :</text:p>
      <text:p text:style-name="P1">J'ai contacté un ami qui a travaillé chez Thalès, sur un simulateur de vol. Mais il ne travaillait pas directement sur le rendu graphique. Il utilisait un moteur de rendu privé allemand, auxquelles je n'ai pu avoir accès. Il m'a grossièrement expliqué son fonctionnement et une fourni une démo. Ils utilisent OpenGL, et le moteur gère beaucoup de fonctions avancés (importation de modèles animés, mais aussi plus simplement les champs de hauteurs.), et permet de faire du temps réel sur une machine type ordinateur de bureau.</text:p>
      <text:p text:style-name="P1"/>
      <text:p text:style-name="P3">VI) Conclusion</text:p>
      <text:p text:style-name="P1">On a donc vu comment les objets numériques à 3 dimensions sont stockés virtuellement, ainsi que 2 techniques de rendus graphiques : le lancer de rayons, et la rastérisation.</text:p>
      <text:p text:style-name="P1">On a ensuite étudié les « champs de hauteur », sous forme de terrain discret uniforme, qui sont des objets numériques simples, mais présentes déjà de nombreuses considérations techniques, que ce soit pour le calcul des normals ou leur representation en mémoire.</text:p>
      <text:p text:style-name="P1"/>
      <text:p text:style-name="P1">La synthétisation d'image en temps réel à de nombreux intêrets. Dans des simulations par exemple, mais avec l'émergence du machine learning, on pourrait y trouver un autre intêret : ces algorithmes requiets de nombreuses données pour pouvoir entrainer efficacement une intelligence artificielle. Dans le cas des voitures autonomes par exemple, on peut imaginer créer un simulateur de routes dans lequel on injecterait l'intelligence artificielle de conduite à entrainer.</text:p>
      <text:p text:style-name="P1"/>
      <text:p text:style-name="P1"/>
      <text:p text:style-name="P3">SOURCES :</text:p>
      <text:p text:style-name="P1"><text:a xlink:type="simple" xlink:href="https://docs.google.com/document/d/1xHh5ntKximWz7GxLNgTwO3L6gmTUr5lQnykteuZqk7U/editv=DtfEVO9Oc3U" text:style-name="Internet_20_link" text:visited-style-name="Visited_20_Internet_20_Link">https://docs.google.com/document/d/1xHh5ntKximWz7GxLNgTwO3L6gmTUr5lQnykteuZqk7U/editv=DtfEVO9Oc3U</text:a></text:p>
      <text:p text:style-name="P1"/>
      <text:p text:style-name="P1"><text:a xlink:type="simple" xlink:href="http://www.defense.gouv.fr/actualites/economie-et-technologie/la-dga-presente-le-1er-simulateur-europeen-de-formation-a-la-maintenance" text:style-name="Internet_20_link" text:visited-style-name="Visited_20_Internet_20_Link">http://www.defense.gouv.fr/actualites/economie-et-technologie/la-dga-presente-le-1er-simulateur-europeen-de-formation-a-la-maintenance</text:a></text:p>
      <text:p text:style-name="P1"/>
      <text:p text:style-name="P1"><text:a xlink:type="simple" xlink:href="http://www.redblobgames.com/maps/terrain-from-noise/" text:style-name="Internet_20_link" text:visited-style-name="Visited_20_Internet_20_Link">http://www.redblobgames.com/maps/terrain-from-noise/</text:a></text:p>
      <text:p text:style-name="P1"/>
      <text:p text:style-name="P1"><text:a xlink:type="simple" xlink:href="https://fr.wikipedia.org/wiki/Infographie" text:style-name="Internet_20_link" text:visited-style-name="Visited_20_Internet_20_Link">https://fr.wikipedia.org/wiki/Infographie</text:a></text:p>
      <text:p text:style-name="P1"/>
      <text:p text:style-name="P1"><text:a xlink:type="simple" xlink:href="https://fr.wikipedia.org/wiki/Rasterisation" text:style-name="Internet_20_link" text:visited-style-name="Visited_20_Internet_20_Link">https://fr.wikipedia.org/wiki/Rasterisation</text:a></text:p>
      <text:p text:style-name="P1"/>
      <text:p text:style-name="P1"><text:a xlink:type="simple" xlink:href="http://www.sunshine2k.de/coding/java/TriangleRasterization/TriangleRasterization.html" text:style-name="Internet_20_link" text:visited-style-name="Visited_20_Internet_20_Link">http://www.sunshine2k.de/coding/java/TriangleRasterization/TriangleRasterization.html</text:a></text:p>
      <text:p text:style-name="P1"/>
      <text:p text:style-name="P1"><text:a xlink:type="simple" xlink:href="http://www.cs.utexas.edu/~bajaj/graphics2012/cs354/lectures/lect14.pdf" text:style-name="Internet_20_link" text:visited-style-name="Visited_20_Internet_20_Link">http://www.cs.utexas.edu/~bajaj/graphics2012/cs354/lectures/lect14.pdf</text:a></text:p>
      <text:p text:style-name="P1"/>
      <text:p text:style-name="P1"><text:soft-page-break/><text:a xlink:type="simple" xlink:href="https://en.wikipedia.org/wiki/Heightmap" text:style-name="Internet_20_link" text:visited-style-name="Visited_20_Internet_20_Link">https://en.wikipedia.org/wiki/Heightmap</text:a></text:p>
      <text:p text:style-name="P1"/>
      <text:p text:style-name="P1"><text:a xlink:type="simple" xlink:href="http://flafla2.github.io/2014/08/09/perlinnoise.html" text:style-name="Internet_20_link" text:visited-style-name="Visited_20_Internet_20_Link">http://flafla2.github.io/2014/08/09/perlinnoise.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in PEREIRA</meta:initial-creator>
    <meta:creation-date>2017-05-25T19:08:38.49</meta:creation-date>
    <dc:date>2017-06-04T22:44:38.82</dc:date>
    <dc:creator>Romain PEREIRA</dc:creator>
    <meta:editing-duration>PT11H19M40S</meta:editing-duration>
    <meta:editing-cycles>263</meta:editing-cycles>
    <meta:generator>OpenOffice/4.1.3$Win32 OpenOffice.org_project/413m1$Build-9783</meta:generator>
    <meta:document-statistic meta:table-count="0" meta:image-count="0" meta:object-count="0" meta:page-count="4" meta:paragraph-count="71" meta:word-count="1244" meta:character-count="7950"/>
  </office:meta>
</office:document-meta>
</file>